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35in"/>
    </style:style>
    <style:style style:name="co2" style:family="table-column">
      <style:table-column-properties fo:break-before="auto" style:column-width="2.952in"/>
    </style:style>
    <style:style style:name="co3" style:family="table-column">
      <style:table-column-properties fo:break-before="auto" style:column-width="2.6508in"/>
    </style:style>
    <style:style style:name="co4" style:family="table-column">
      <style:table-column-properties fo:break-before="auto" style:column-width="5.3083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riable_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iable_id_sour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heoretical_group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player_infos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player_infos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draft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Draft</text:p>
          </table:table-cell>
          <table:table-cell office:value-type="string" calcext:value-type="string">
            <text:p>player_infos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evtoi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cetime</text:p>
          </table:table-cell>
          <table:table-cell office:value-type="string" calcext:value-type="string">
            <text:p>EV TOI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pptoi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cetime</text:p>
          </table:table-cell>
          <table:table-cell office:value-type="string" calcext:value-type="string">
            <text:p>PP TOI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gameScore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gameScore</text:p>
          </table:table-cell>
          <table:table-cell office:value-type="string" calcext:value-type="string">
            <text:p>Athletic game score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onIce_xGoalsPercentage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onIce_xGoalsPercentage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Team rank in standing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pp_pct</text:p>
          </table:table-cell>
          <table:table-cell office:value-type="string" calcext:value-type="string">
            <text:p>nhl_api</text:p>
          </table:table-cell>
          <table:table-cell/>
          <table:table-cell office:value-type="string" calcext:value-type="string">
            <text:p>Team PP %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gameScore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gameScore</text:p>
          </table:table-cell>
          <table:table-cell office:value-type="string" calcext:value-type="string">
            <text:p>gameScore of teammates (top 3 or 5 in TOI?)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lowDanger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lowDangerGoals, I_F_lowDangerxGoals</text:p>
          </table:table-cell>
          <table:table-cell office:value-type="string" calcext:value-type="string">
            <text:p>finishing_lowDanger of teammates (I_F_lowDangerGoals / I_F_lowDangerxGoals)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mediumDanger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mediumDangerGoals, I_F_mediumDangerxGoals</text:p>
          </table:table-cell>
          <table:table-cell office:value-type="string" calcext:value-type="string">
            <text:p>finishing_mediumDanger of teammate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highDanger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highDangerGoals, I_F_highDangerxGoals</text:p>
          </table:table-cell>
          <table:table-cell office:value-type="string" calcext:value-type="string">
            <text:p>finishing_highDanger of teammate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rebounds_teammates</text:p>
          </table:table-cell>
          <table:table-cell office:value-type="string" calcext:value-type="string">
            <text:p>moneypuck_skaters, moneypuck_lines</text:p>
          </table:table-cell>
          <table:table-cell office:value-type="string" calcext:value-type="string">
            <text:p>I_F_reboundGoals, I_F_reboundxGoals</text:p>
          </table:table-cell>
          <table:table-cell office:value-type="string" calcext:value-type="string">
            <text:p>finishing_rebounds of teammates</text:p>
          </table:table-cell>
          <table:table-cell office:value-type="string" calcext:value-type="string">
            <text:p>teamplay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xOnGoal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xRebound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Rebound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xPlayContinuedInZone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PlayContinuedInZone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flurryScoreVenueAdjusted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flurryScoreVenueAdjusted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shotsOnGoal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shots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place_shots_net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shotsOnGoal, I_F_xOnGoal</text:p>
          </table:table-cell>
          <table:table-cell office:value-type="string" calcext:value-type="string">
            <text:p>I_F_shotsOnGoal / I_F_x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rebound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rebound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lowDanger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low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mediumDanger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medium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highDangerxGoal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high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xGoalsFromxReboundsOfShot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FromxReboundsOfShot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xGoals_with_earned_rebounds_scoreFlurryAdjusted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_with_earned_rebounds_scoreFlurryAdjusted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place_shots_net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shotsOnGoal, I_F_xOnGoal</text:p>
          </table:table-cell>
          <table:table-cell office:value-type="string" calcext:value-type="string">
            <text:p>I_F_shotsOnGoal / I_F_xOnGoal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lurryScoreVenueAdjustedxGoals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flurryScoreVenueAdjustedxGoals</text:p>
          </table:table-cell>
          <table:table-cell office:value-type="string" calcext:value-type="string">
            <text:p>I_F_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xGoals_with_earned_rebounds_scoreFlurryAdjusted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xGoals_with_earned_rebounds_scoreFlurryAdjusted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rebound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rebound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lowDanger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low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mediumDanger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medium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highDangerxGoals_pp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highDangerxGoals</text:p>
          </table:table-cell>
          <table:table-cell office:value-type="string" calcext:value-type="string">
            <text:p>playdriving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finishing_lowDanger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lowDangerGoals, I_F_lowDangerxGoals</text:p>
          </table:table-cell>
          <table:table-cell office:value-type="string" calcext:value-type="string">
            <text:p>*finishing_lowDanger* I_F_lowDangerGoals / I_F_low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mediumDanger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mediumDangerGoals, I_F_mediumDangerxGoals</text:p>
          </table:table-cell>
          <table:table-cell office:value-type="string" calcext:value-type="string">
            <text:p>*finishing_mediumDanger* I_F_mediumDangerGoals / I_F_medium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highDanger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highDangerGoalsI_F_highDangerxGoals</text:p>
          </table:table-cell>
          <table:table-cell office:value-type="string" calcext:value-type="string">
            <text:p>*finishing_highDanger* I_F_highDangerGoals / I_F_high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rebound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reboundGoals, I_F_reboundxGoals</text:p>
          </table:table-cell>
          <table:table-cell office:value-type="string" calcext:value-type="string">
            <text:p>*finishing_rebound* I_F_reboundGoals / I_F_rebound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table:style-name="ce1" office:value-type="string" calcext:value-type="string">
            <text:p>finishing_lowDanger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lowDangerGoals, I_F_lowDangerxGoals</text:p>
          </table:table-cell>
          <table:table-cell office:value-type="string" calcext:value-type="string">
            <text:p>*finishing_lowDanger* I_F_lowDangerGoals / I_F_low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mediumDanger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mediumDangerGoals, I_F_mediumDangerxGoals</text:p>
          </table:table-cell>
          <table:table-cell office:value-type="string" calcext:value-type="string">
            <text:p>*finishing_mediumDanger* I_F_mediumDangerGoals / I_F_medium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highDanger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highDangerGoalsI_F_highDangerxGoals</text:p>
          </table:table-cell>
          <table:table-cell office:value-type="string" calcext:value-type="string">
            <text:p>*finishing_highDanger* I_F_highDangerGoals / I_F_highDanger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finishing_rebound_pp</text:p>
          </table:table-cell>
          <table:table-cell office:value-type="string" calcext:value-type="string">
            <text:p>moneypuck_skaters</text:p>
          </table:table-cell>
          <table:table-cell office:value-type="string" calcext:value-type="string">
            <text:p>I_F_reboundGoals, I_F_reboundxGoals</text:p>
          </table:table-cell>
          <table:table-cell office:value-type="string" calcext:value-type="string">
            <text:p>*finishing_rebound* I_F_reboundGoals / I_F_reboundxGoals</text:p>
          </table:table-cell>
          <table:table-cell office:value-type="string" calcext:value-type="string">
            <text:p>finishing</text:p>
          </table:table-cell>
          <table:table-cell office:value-type="string" calcext:value-type="string">
            <text:p>refiner</text:p>
          </table:table-cell>
        </table:table-row>
        <table:table-row table:style-name="ro1">
          <table:table-cell office:value-type="string" calcext:value-type="string">
            <text:p>I_F_takeaway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takeaway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oader</text:p>
          </table:table-cell>
        </table:table-row>
        <table:table-row table:style-name="ro1">
          <table:table-cell office:value-type="string" calcext:value-type="string">
            <text:p>I_F_giveaways</text:p>
          </table:table-cell>
          <table:table-cell office:value-type="string" calcext:value-type="string">
            <text:p>moneypuck_skaters</text:p>
          </table:table-cell>
          <table:table-cell table:number-columns-repeated="2" office:value-type="string" calcext:value-type="string">
            <text:p>I_F_giveaway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oa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0:42:01.217969378</meta:creation-date>
    <dc:date>2024-09-09T22:05:39.957944782</dc:date>
    <meta:editing-duration>PT10H8M16S</meta:editing-duration>
    <meta:editing-cycles>7</meta:editing-cycles>
    <meta:generator>LibreOffice/7.4.7.2$Linux_X86_64 LibreOffice_project/40$Build-2</meta:generator>
    <meta:document-statistic meta:table-count="1" meta:cell-count="259" meta:object-count="0"/>
  </office:meta>
</office:document-meta>
</file>